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6.36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249.25pt"/>
    </style:style>
    <style:style style:name="co4" style:family="table-column">
      <style:table-column-properties fo:break-before="auto" style:column-width="177pt"/>
    </style:style>
    <style:style style:name="co5" style:family="table-column">
      <style:table-column-properties fo:break-before="auto" style:column-width="189.6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271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0b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d212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b4f5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1f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b4f56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6" style:family="table-cell" style:parent-style-name="Default">
      <style:table-cell-properties fo:background-color="#f1f0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95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1f1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0404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Bruzz - radio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Sasha Vander Speeten</text:p>
            <text:p/>
          </table:table-cell>
          <table:table-cell table:style-name="ce1" office:value-type="string" calcext:value-type="string">
            <text:p>sasha.vanderspeeten@bruzz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Radio 1 - Wonderland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Korneel Declercq</text:p>
          </table:table-cell>
          <table:table-cell table:style-name="ce1" office:value-type="string" calcext:value-type="string">
            <text:p>korneel.declercq@vrt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Radio 1 - Wonderland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Ronald Verhaeghe</text:p>
          </table:table-cell>
          <table:table-cell table:style-name="ce3" office:value-type="string" calcext:value-type="string">
            <text:p>ronald.verhaegen@vrt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StuBru - Zender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Iris Wyckmans</text:p>
          </table:table-cell>
          <table:table-cell table:style-name="ce1" office:value-type="string" calcext:value-type="string">
            <text:p>Iris.WYCKMANS@VRT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Urgent Glimworm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11" office:value-type="string" calcext:value-type="string">
            <text:p>corneel.wille@urgent.fm</text:p>
          </table:table-cell>
          <table:table-cell table:style-name="ce13" office:value-type="string" calcext:value-type="string">
            <text:p>corneel.wille@urgent.fm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Urgent Nachtschade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nachtschade@hotmail.be</text:p>
          </table:table-cell>
          <table:table-cell table:style-name="ce13" office:value-type="string" calcext:value-type="string">
            <text:p>nachtschade@hotmail.be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De Morgen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Ben Van Alboom</text:p>
          </table:table-cell>
          <table:table-cell table:style-name="ce1" office:value-type="string" calcext:value-type="string">
            <text:p>ben.van.alboom@demorgen.be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1" office:value-type="string" calcext:value-type="string">
            <text:p>De Morgen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Elmo Le Van</text:p>
          </table:table-cell>
          <table:table-cell table:style-name="ce3" office:value-type="string" calcext:value-type="string">
            <text:p>elmolevan@hotmail.com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1" office:value-type="string" calcext:value-type="string">
            <text:p>De Morgen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Gunter Van Assche</text:p>
          </table:table-cell>
          <table:table-cell table:style-name="ce3" office:value-type="string" calcext:value-type="string">
            <text:p>guntervanassche@icloud.com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2" office:value-type="string" calcext:value-type="string">
            <text:p>De Standaard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Tom Zonderman</text:p>
          </table:table-cell>
          <table:table-cell table:style-name="ce1" office:value-type="string" calcext:value-type="string">
            <text:p>tom.zonderman@bruzz.be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De Standaard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Nick De Leu</text:p>
          </table:table-cell>
          <table:table-cell table:style-name="ce3" office:value-type="string" calcext:value-type="string">
            <text:p>Nick.DeLeu@standaard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Focus Knack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Michael Ilegems</text:p>
          </table:table-cell>
          <table:table-cell table:style-name="ce3" office:value-type="string" calcext:value-type="string">
            <text:p>Michael.Ilegems@knack.be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Focus Knack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Jonas Boel</text:p>
          </table:table-cell>
          <table:table-cell table:style-name="ce1" office:value-type="string" calcext:value-type="string">
            <text:p>jonas.be@skynet.be</text:p>
            <text:p/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Gonzo Circus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Stijn Buyst</text:p>
          </table:table-cell>
          <table:table-cell table:style-name="ce3" office:value-type="string" calcext:value-type="string">
            <text:p>stijn.buyst@gmail.com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Het Nieuwsblad - GvA - ev. HbvL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Dennis Van Goethem</text:p>
            <text:p/>
          </table:table-cell>
          <table:table-cell table:style-name="ce1" office:value-type="string" calcext:value-type="string">
            <text:p>dennis.vangoethem@nieuwsblad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Humo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frederik.jacobs</text:p>
          </table:table-cell>
          <table:table-cell table:style-name="ce3" office:value-type="string" calcext:value-type="string">
            <text:p>Frederik.jacobs@humo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Humo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Koen Lauwers</text:p>
          </table:table-cell>
          <table:table-cell table:style-name="ce1" office:value-type="string" calcext:value-type="string">
            <text:p>koen.lauwers@humo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4" office:value-type="string" calcext:value-type="string">
            <text:p>Cutting Edg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algemeen</text:p>
          </table:table-cell>
          <table:table-cell table:style-name="ce14" office:value-type="string" calcext:value-type="string">
            <text:p>muziekredactie@cuttingedge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4" office:value-type="string" calcext:value-type="string">
            <text:p>damusic</text:p>
            <text:p/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Kevin Vergauwen</text:p>
          </table:table-cell>
          <table:table-cell table:style-name="ce1" office:value-type="string" calcext:value-type="string">
            <text:p>kevin.vergauwen@damusic.be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2" office:value-type="string" calcext:value-type="string">
            <text:p>damusic</text:p>
            <text:p>Written in Music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Philippe De Cleen</text:p>
          </table:table-cell>
          <table:table-cell table:style-name="ce1" office:value-type="string" calcext:value-type="string">
            <text:p>phdcdcdc@yahoo.com</text:p>
          </table:table-cell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11"/>
          <table:table-cell table:number-columns-repeated="1001"/>
        </table:table-row>
        <table:table-row table:style-name="ro1">
          <table:table-cell table:style-name="ce1" office:value-type="string" calcext:value-type="string">
            <text:p>Dansende Beren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Niels</text:p>
          </table:table-cell>
          <table:table-cell table:style-name="ce1" office:value-type="string" calcext:value-type="string">
            <text:p>beir@dansendeberen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4" office:value-type="string" calcext:value-type="string">
            <text:p>Enola.be / HUMO / De Zondag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Matthieu Vansteenkiste</text:p>
          </table:table-cell>
          <table:table-cell table:style-name="ce3" office:value-type="string" calcext:value-type="string">
            <text:p>matthieu.vansteenkiste@telenet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Indiestyle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Mattias</text:p>
          </table:table-cell>
          <table:table-cell table:style-name="ce3" office:value-type="string" calcext:value-type="string">
            <text:p>info@Indiestyle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Luminousdash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2" office:value-type="string" calcext:value-type="string">
            <text:p>Didier Becu</text:p>
          </table:table-cell>
          <table:table-cell table:style-name="ce1" office:value-type="string" calcext:value-type="string">
            <text:p>didbecu@gmail.com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The Vinyl Frontier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3" office:value-type="string" calcext:value-type="string">
            <text:p>Koen Galle</text:p>
          </table:table-cell>
          <table:table-cell table:style-name="ce3" office:value-type="string" calcext:value-type="string">
            <text:p>koen.galle@gmail.com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4" office:value-type="string" calcext:value-type="string">
            <text:p>The Vinyl Frontier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string" calcext:value-type="string">
            <text:p>VL</text:p>
          </table:table-cell>
          <table:table-cell table:style-name="ce4" office:value-type="string" calcext:value-type="string">
            <text:p>Francis Weyns</text:p>
          </table:table-cell>
          <table:table-cell table:style-name="ce1" office:value-type="string" calcext:value-type="string">
            <text:p>francis.weyns@jetimport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Focus Vif</text:p>
            <text:p/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FR</text:p>
          </table:table-cell>
          <table:table-cell table:style-name="ce4" office:value-type="string" calcext:value-type="string">
            <text:p>Julien Broquet</text:p>
            <text:p/>
          </table:table-cell>
          <table:table-cell table:style-name="ce1" office:value-type="string" calcext:value-type="string">
            <text:p>jbroquet@gmail.com</text:p>
            <text:p/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Musiczine</text:p>
          </table:table-cell>
          <table:table-cell table:style-name="ce1" office:value-type="string" calcext:value-type="string">
            <text:p>print / online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Bernard Dagnies</text:p>
          </table:table-cell>
          <table:table-cell table:style-name="ce1" office:value-type="string" calcext:value-type="string">
            <text:p>bernard.dagnies@musiczine.net</text:p>
            <text:p/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1" office:value-type="string" calcext:value-type="string">
            <text:p>The Word Magazine</text:p>
          </table:table-cell>
          <table:table-cell table:style-name="ce1" office:value-type="string" calcext:value-type="string">
            <text:p>print / online</text:p>
          </table:table-cell>
          <table:table-cell table:style-name="ce1" office:value-type="string" calcext:value-type="string">
            <text:p>FR</text:p>
          </table:table-cell>
          <table:table-cell table:style-name="ce4" office:value-type="string" calcext:value-type="string">
            <text:p>Nicolas Lewis</text:p>
          </table:table-cell>
          <table:table-cell table:style-name="ce13" office:value-type="string" calcext:value-type="string">
            <text:p>n.lewis@thewordmagazine.be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5" office:value-type="string" calcext:value-type="string">
            <text:p>Nevermind The Hype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NL</text:p>
          </table:table-cell>
          <table:table-cell table:style-name="ce5" office:value-type="string" calcext:value-type="string">
            <text:p>Ingmar</text:p>
          </table:table-cell>
          <table:table-cell table:style-name="ce15" office:value-type="string" calcext:value-type="string">
            <text:p>ingmar@nmth.nl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he Daily Indie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NL</text:p>
          </table:table-cell>
          <table:table-cell table:style-name="ce5" office:value-type="string" calcext:value-type="string">
            <text:p>Ricardo Jupijn</text:p>
          </table:table-cell>
          <table:table-cell table:style-name="ce15" office:value-type="string" calcext:value-type="string">
            <text:p>ricardo@thedailyindie.nl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nola 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BE</text:p>
          </table:table-cell>
          <table:table-cell/>
          <table:table-cell table:style-name="ce15" office:value-type="string" calcext:value-type="string">
            <text:p>Lennert.hoedaert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oony - Melkrock</text:p>
          </table:table-cell>
          <table:table-cell/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ram Moony</text:p>
          </table:table-cell>
          <table:table-cell table:style-name="ce16" office:value-type="string" calcext:value-type="string">
            <text:p>Bram@moony.b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Turn up the volume</text:p>
          </table:table-cell>
          <table:covered-table-cell/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Jean-Luc</text:p>
          </table:table-cell>
          <table:table-cell table:style-name="ce17" office:value-type="string" calcext:value-type="string" table:number-columns-spanned="2" table:number-rows-spanned="1">
            <text:p><text:a xlink:href="mailto:turnupthevolume@hotmail.com" xlink:type="simple">turnupthevolume@hotmail.com</text:a></text:p>
          </table:table-cell>
          <table:covered-table-cell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Gonzo Circus</text:p>
          </table:table-cell>
          <table:covered-table-cell/>
          <table:table-cell table:style-name="ce3" office:value-type="string" calcext:value-type="string">
            <text:p>BE</text:p>
          </table:table-cell>
          <table:table-cell table:style-name="ce12" office:value-type="string" calcext:value-type="string">
            <text:p>Niels Tubbing</text:p>
          </table:table-cell>
          <table:table-cell table:style-name="ce17" office:value-type="string" calcext:value-type="string" table:number-columns-spanned="2" table:number-rows-spanned="1">
            <text:p><text:a xlink:href="mailto:niels.tubber@gmail.com" xlink:type="simple">niels.tubber@gmail.com</text:a></text:p>
          </table:table-cell>
          <table:covered-table-cell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2" table:number-rows-spanned="1">
            <text:p>Fuzzy Sun</text:p>
          </table:table-cell>
          <table:covered-table-cell/>
          <table:table-cell table:style-name="ce3" office:value-type="string" calcext:value-type="string">
            <text:p>BE</text:p>
          </table:table-cell>
          <table:table-cell table:style-name="ce12" office:value-type="string" calcext:value-type="string">
            <text:p>Sander Storme</text:p>
          </table:table-cell>
          <table:table-cell table:style-name="ce17" office:value-type="string" calcext:value-type="string" table:number-columns-spanned="2" table:number-rows-spanned="1">
            <text:p><text:a xlink:href="mailto:sander_storme@hotmail.com" xlink:type="simple">sander_storme@hotmail.com</text:a></text:p>
          </table:table-cell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Trommelvlies</text:p>
          </table:table-cell>
          <table:table-cell/>
          <table:table-cell table:style-name="ce5" office:value-type="string" calcext:value-type="string">
            <text:p>BE</text:p>
          </table:table-cell>
          <table:table-cell/>
          <table:table-cell table:style-name="ce5" office:value-type="string" calcext:value-type="string">
            <text:p>trommelvliesmusic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ots Time</text:p>
          </table:table-cell>
          <table:table-cell/>
          <table:table-cell table:style-name="ce5" office:value-type="string" calcext:value-type="string">
            <text:p>NL</text:p>
          </table:table-cell>
          <table:table-cell/>
          <table:table-cell table:style-name="ce5" office:value-type="string" calcext:value-type="string">
            <text:p>rootstime@mail.co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freelance promo</text:p>
          </table:table-cell>
          <table:table-cell/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art Somers</text:p>
          </table:table-cell>
          <table:table-cell table:style-name="ce16" office:value-type="string" calcext:value-type="string">
            <text:p>bartsomers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ang Bang Radio IT</text:p>
          </table:table-cell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IT</text:p>
          </table:table-cell>
          <table:table-cell/>
          <table:table-cell table:style-name="ce5" office:value-type="string" calcext:value-type="string">
            <text:p>info@bangbangradio.i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w Journey</text:p>
          </table:table-cell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Tom</text:p>
          </table:table-cell>
          <table:table-cell table:style-name="ce5" office:value-type="string" calcext:value-type="string">
            <text:p>contact@rawjourneyparis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dio Kaos "Amore e Psych"</text:p>
          </table:table-cell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IT</text:p>
          </table:table-cell>
          <table:table-cell table:style-name="ce5" office:value-type="string" calcext:value-type="string">
            <text:p>Nick Matt</text:p>
          </table:table-cell>
          <table:table-cell table:style-name="ce5" office:value-type="string" calcext:value-type="string">
            <text:p>info@radiokaositaly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indies music</text:p>
          </table:table-cell>
          <table:table-cell table:style-name="ce5" office:value-type="string" calcext:value-type="string">
            <text:p>blog</text:p>
          </table:table-cell>
          <table:table-cell table:style-name="ce5" office:value-type="string" calcext:value-type="string">
            <text:p>ES</text:p>
          </table:table-cell>
          <table:table-cell/>
          <table:table-cell table:style-name="ce5" office:value-type="string" calcext:value-type="string">
            <text:p>mindies@mindies.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rooklyn Vegan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US</text:p>
          </table:table-cell>
          <table:table-cell/>
          <table:table-cell table:style-name="ce5" office:value-type="string" calcext:value-type="string">
            <text:p>brooklynvegan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Pitchfork</text:p>
          </table:table-cell>
          <table:table-cell table:style-name="ce5" office:value-type="string" calcext:value-type="string">
            <text:p>online</text:p>
          </table:table-cell>
          <table:table-cell table:style-name="ce5" office:value-type="string" calcext:value-type="string">
            <text:p>US</text:p>
          </table:table-cell>
          <table:table-cell/>
          <table:table-cell table:style-name="ce5" office:value-type="string" calcext:value-type="string">
            <text:p>news@pitchfork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um Dum</text:p>
          </table:table-cell>
          <table:table-cell table:style-name="ce9" office:value-type="string" calcext:value-type="string">
            <text:p><text:a xlink:href="http://dumdum.fr/" xlink:type="simple">http://dumdum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contact@dumdum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artzine</text:p>
          </table:table-cell>
          <table:table-cell table:style-name="ce9" office:value-type="string" calcext:value-type="string">
            <text:p><text:a xlink:href="http://www.hartzine.com/" xlink:type="simple">http://www.hartzine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redac@hartzine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he Drone</text:p>
          </table:table-cell>
          <table:table-cell table:style-name="ce9" office:value-type="string" calcext:value-type="string">
            <text:p><text:a xlink:href="http://www.the-drone.com/magazine/" xlink:type="simple">http://www.the-drone.com/magazine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12" office:value-type="string" calcext:value-type="string">
            <text:p>everybody@the-drone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onzai</text:p>
          </table:table-cell>
          <table:table-cell table:style-name="ce9" office:value-type="string" calcext:value-type="string">
            <text:p><text:a xlink:href="http://gonzai.com/" xlink:type="simple">http://gonzai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desk@gonzai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Vice</text:p>
          </table:table-cell>
          <table:table-cell table:style-name="ce5" office:value-type="string" calcext:value-type="string">
            <text:p>julien.morel@vice.com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18" office:value-type="string" calcext:value-type="string">
            <text:p>julien.morel@vice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e choix</text:p>
          </table:table-cell>
          <table:table-cell table:style-name="ce9" office:value-type="string" calcext:value-type="string">
            <text:p><text:a xlink:href="http://www.lechoix.fr/" xlink:type="simple">http://www.lechoix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maximebrossard2@hot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Visual Music</text:p>
          </table:table-cell>
          <table:table-cell table:style-name="ce9" office:value-type="string" calcext:value-type="string">
            <text:p><text:a xlink:href="http://www.visual-music.org/" xlink:type="simple">http://www.visual-music.org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visual-music.org/visualteam.htm" xlink:type="simple">http://www.visual-music.org/visualteam.htm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iscordance webzine</text:p>
          </table:table-cell>
          <table:table-cell table:style-name="ce9" office:value-type="string" calcext:value-type="string">
            <text:p><text:a xlink:href="http://www.discordance.fr/" xlink:type="simple">http://www.discordance.fr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discordance.fr/contacts" xlink:type="simple">http://www.discordance.fr/contacts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p is on fire</text:p>
          </table:table-cell>
          <table:table-cell table:style-name="ce9" office:value-type="string" calcext:value-type="string">
            <text:p><text:a xlink:href="http://www.popisonfire.fr/popisteam" xlink:type="simple">http://www.popisonfire.fr/popisteam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popisonfire.fr/popisteam" xlink:type="simple">http://www.popisonfire.fr/popisteam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echnikart</text:p>
          </table:table-cell>
          <table:table-cell table:style-name="ce9" office:value-type="string" calcext:value-type="string">
            <text:p><text:a xlink:href="http://www.technikart.com/" xlink:type="simple">http://www.technikart.com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technikart.com/redaction" xlink:type="simple">http://www.technikart.com/redaction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ronic art</text:p>
          </table:table-cell>
          <table:table-cell table:style-name="ce9" office:value-type="string" calcext:value-type="string">
            <text:p><text:a xlink:href="http://www.chronicart.com/" xlink:type="simple">http://www.chronicart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mkusnierz@chronicart.co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ong (inviato)</text:p>
          </table:table-cell>
          <table:table-cell table:style-name="ce9" office:value-type="string" calcext:value-type="string">
            <text:p><text:a xlink:href="http://www.bongmagazine.fr/" xlink:type="simple">http://www.bongmagazine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simon@bongmagazine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alking with the beast</text:p>
          </table:table-cell>
          <table:table-cell table:style-name="ce9" office:value-type="string" calcext:value-type="string">
            <text:p><text:a xlink:href="http://walkingwiththebeast.blogspot.fr/" xlink:type="simple">http://walkingwiththebeast.blogspot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walkingwiththebeast@hotmail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en Mag</text:p>
          </table:table-cell>
          <table:table-cell table:style-name="ce9" office:value-type="string" calcext:value-type="string">
            <text:p><text:a xlink:href="http://openmag.fr/rock_pop" xlink:type="simple">http://openmag.fr/rock_pop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openmag.fr/contact" xlink:type="simple">http://openmag.fr/contact</text:a>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8" office:value-type="string" calcext:value-type="string">
            <text:p>Tsugi (articolo in uscita Giugno)</text:p>
          </table:table-cell>
          <table:table-cell table:style-name="ce9" office:value-type="string" calcext:value-type="string">
            <text:p><text:a xlink:href="http://www.tsugi.fr/" xlink:type="simple">http://www.tsugi.fr/</text:a>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 Fenec</text:p>
          </table:table-cell>
          <table:table-cell table:style-name="ce9" office:value-type="string" calcext:value-type="string">
            <text:p><text:a xlink:href="http://www.w-fenec.org/" xlink:type="simple">http://www.w-fenec.org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w-fenec.org/staff.html" xlink:type="simple">http://www.w-fenec.org/staff.html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Magic RPM</text:p>
          </table:table-cell>
          <table:table-cell table:style-name="ce9" office:value-type="string" calcext:value-type="string">
            <text:p><text:a xlink:href="http://www.magicrpm.com/" xlink:type="simple">http://www.magicrpm.com/</text:a>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nd of violence</text:p>
          </table:table-cell>
          <table:table-cell table:style-name="ce9" office:value-type="string" calcext:value-type="string">
            <text:p><text:a xlink:href="http://www.soundofviolence.net/" xlink:type="simple">http://www.soundofviolence.net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henon.amandine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die Rock Mag</text:p>
          </table:table-cell>
          <table:table-cell table:style-name="ce9" office:value-type="string" calcext:value-type="string">
            <text:p><text:a xlink:href="http://www.indierockmag.com/news.php" xlink:type="simple">http://www.indierockmag.com/news.php</text:a>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ovorama</text:p>
          </table:table-cell>
          <table:table-cell table:style-name="ce9" office:value-type="string" calcext:value-type="string">
            <text:p><text:a xlink:href="http://www.novorama.com/" xlink:type="simple">http://www.novorama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contact@novorama.co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Raw Power (inviato)</text:p>
          </table:table-cell>
          <table:table-cell table:style-name="ce9" office:value-type="string" calcext:value-type="string">
            <text:p><text:a xlink:href="http://rawpowermagazine.blogspot.fr/" xlink:type="simple">http://rawpowermagazine.blogspot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rawpowermagazine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PUT</text:p>
          </table:table-cell>
          <table:table-cell table:style-name="ce9" office:value-type="string" calcext:value-type="string">
            <text:p><text:a xlink:href="http://www.requiempouruntwister.com/" xlink:type="simple">http://www.requiempouruntwister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19" office:value-type="string" calcext:value-type="string">
            <text:p>requiempouruntwister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oise Mag</text:p>
          </table:table-cell>
          <table:table-cell table:style-name="ce9" office:value-type="string" calcext:value-type="string">
            <text:p><text:a xlink:href="http://www.noisemag.net/?page_id=10" xlink:type="simple">http://www.noisemag.net/?page_id=10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noisemag.net/?page_id=10" xlink:type="simple">http://www.noisemag.net/?page_id=10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a blogothèque</text:p>
          </table:table-cell>
          <table:table-cell table:style-name="ce9" office:value-type="string" calcext:value-type="string">
            <text:p><text:a xlink:href="http://www.blogotheque.net/" xlink:type="simple">http://www.blogotheque.net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blogotheque.net/contact" xlink:type="simple">http://www.blogotheque.net/contact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outraque</text:p>
          </table:table-cell>
          <table:table-cell table:style-name="ce9" office:value-type="string" calcext:value-type="string">
            <text:p><text:a xlink:href="http://www.foutraque.com/" xlink:type="simple">http://www.foutraque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p.julou@berim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X Silence</text:p>
          </table:table-cell>
          <table:table-cell table:style-name="ce9" office:value-type="string" calcext:value-type="string">
            <text:p><text:a xlink:href="http://www.xsilence.net/" xlink:type="simple">http://www.xsilence.net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lok@xsilence.ne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reen Cats</text:p>
          </table:table-cell>
          <table:table-cell table:style-name="ce9" office:value-type="string" calcext:value-type="string">
            <text:p><text:a xlink:href="http://greencatsbabies.wordpress.com/category/albums-ep-singles/" xlink:type="simple">http://greencatsbabies.wordpress.com/category/albums-ep-single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greencatsbabies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yrofoamdrone</text:p>
          </table:table-cell>
          <table:table-cell table:style-name="ce9" office:value-type="string" calcext:value-type="string">
            <text:p><text:a xlink:href="http://styrofoamdrone.com/2013/04/05/fridays-find-catholic-spray-earth-slime/" xlink:type="simple">http://styrofoamdrone.com/2013/04/05/fridays-find-catholic-spray-earth-slime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styrofoamdrone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ngakubaka</text:p>
          </table:table-cell>
          <table:table-cell table:style-name="ce9" office:value-type="string" calcext:value-type="string">
            <text:p><text:a xlink:href="http://www.ongakubaka.com/2013/01/catholic-spray-earth-slime.html" xlink:type="simple">http://www.ongakubaka.com/2013/01/catholic-spray-earth-slime.html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ongakubaka@hot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nknown Pleasures</text:p>
          </table:table-cell>
          <table:table-cell table:style-name="ce9" office:value-type="string" calcext:value-type="string">
            <text:p><text:a xlink:href="http://www.unknownpleasures.fr/" xlink:type="simple">http://www.unknownpleasures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CONTACT@UNKNOWNPLEASURES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bus Dangereux</text:p>
          </table:table-cell>
          <table:table-cell table:style-name="ce9" office:value-type="string" calcext:value-type="string">
            <text:p><text:a xlink:href="http://www.abusdangereux.net/site/2013/01/catholic-spray-earth-slim-nouvel-album/" xlink:type="simple">http://www.abusdangereux.net/site/2013/01/catholic-spray-earth-slim-nouvel-albu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redacabus@viciouscircle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ullacoke</text:p>
          </table:table-cell>
          <table:table-cell table:style-name="ce9" office:value-type="string" calcext:value-type="string">
            <text:p><text:a xlink:href="http://fullacoke.com/" xlink:type="simple">http://fullacoke.com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fullacoke.com/about/" xlink:type="simple">http://fullacoke.com/abou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alades Sonores</text:p>
          </table:table-cell>
          <table:table-cell table:style-name="ce9" office:value-type="string" calcext:value-type="string">
            <text:p><text:a xlink:href="http://www.baladessonores.com/agenda" xlink:type="simple">http://www.baladessonores.com/agenda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info@baladessonores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rumb</text:p>
          </table:table-cell>
          <table:table-cell table:style-name="ce9" office:value-type="string" calcext:value-type="string">
            <text:p><text:a xlink:href="http://www.crumbmagazine.com" xlink:type="simple">http://www.crumbmagazine.com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crumbmagazine.com/about-crumb/contact" xlink:type="simple">http://www.crumbmagazine.com/about-crumb/contact</text:a>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5" office:value-type="string" calcext:value-type="string">
            <text:p>R'n'F</text:p>
          </table:table-cell>
          <table:table-cell table:style-name="ce5" office:value-type="string" calcext:value-type="string">
            <text:p>Eric Delsart on facebook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skuma</text:p>
          </table:table-cell>
          <table:table-cell table:style-name="ce9" office:value-type="string" calcext:value-type="string">
            <text:p><text:a xlink:href="http://daskuma.com/category/chroniques/" xlink:type="simple">http://daskuma.com/category/chronique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9" office:value-type="string" calcext:value-type="string">
            <text:p><text:a xlink:href="http://daskuma.com/about-us/" xlink:type="simple">http://daskuma.com/about-us/</text:a>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et Bent</text:p>
          </table:table-cell>
          <table:table-cell table:style-name="ce9" office:value-type="string" calcext:value-type="string">
            <text:p><text:a xlink:href="http://www.getbent.fm/category/news/" xlink:type="simple">http://www.getbent.fm/category/new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submissions@getbent.f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round control to major tom</text:p>
          </table:table-cell>
          <table:table-cell table:style-name="ce9" office:value-type="string" calcext:value-type="string">
            <text:p><text:a xlink:href="http://groundcontroltomajortom.typepad.com/blog/" xlink:type="simple">http://groundcontroltomajortom.typepad.com/blog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groundcontrol@orange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oute mes disques</text:p>
          </table:table-cell>
          <table:table-cell table:style-name="ce9" office:value-type="string" calcext:value-type="string">
            <text:p><text:a xlink:href="http://www.goutemesdisques.com/news/" xlink:type="simple">http://www.goutemesdisques.com/new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0" office:value-type="string" calcext:value-type="string">
            <text:p>jeff.goutemesdisques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kaléidoscope</text:p>
          </table:table-cell>
          <table:table-cell table:style-name="ce9" office:value-type="string" calcext:value-type="string">
            <text:p><text:a xlink:href="http://www.le-kaleidoscope.fr/category/news/" xlink:type="simple">http://www.le-kaleidoscope.fr/category/new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hello@le-kaleidoscope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diemusic</text:p>
          </table:table-cell>
          <table:table-cell table:style-name="ce9" office:value-type="string" calcext:value-type="string">
            <text:p><text:a xlink:href="http://www.indiemusic.fr/categories/chroniques/" xlink:type="simple">http://www.indiemusic.fr/categories/chroniques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ww.indiemusic.fr/contact/" xlink:type="simple">http://www.indiemusic.fr/contac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oix de Garage</text:p>
          </table:table-cell>
          <table:table-cell table:style-name="ce9" office:value-type="string" calcext:value-type="string">
            <text:p><text:a xlink:href="http://voixdegaragegrenoble.blogspot.fr/2012/11/chroniquesthe-oubliettesfeeling-of.html" xlink:type="simple">http://voixdegaragegrenoble.blogspot.fr/2012/11/chroniquesthe-oubliettesfeeling-of.html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voixdegarage@campusgrenoble.org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90 BPM</text:p>
          </table:table-cell>
          <table:table-cell table:style-name="ce9" office:value-type="string" calcext:value-type="string">
            <text:p><text:a xlink:href="http://www.90bpm.net/actualite/" xlink:type="simple">http://www.90bpm.net/actualite/</text:a>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inkushion</text:p>
          </table:table-cell>
          <table:table-cell table:style-name="ce9" office:value-type="string" calcext:value-type="string">
            <text:p><text:a xlink:href="http://www.pinkushion.com/-News-" xlink:type="simple">http://www.pinkushion.com/-News-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redaction@pinkushion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e mur du son</text:p>
          </table:table-cell>
          <table:table-cell table:style-name="ce9" office:value-type="string" calcext:value-type="string">
            <text:p><text:a xlink:href="http://www.lemurduson.ch/category/chroniques/" xlink:type="simple">http://www.lemurduson.ch/category/chronique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info@lemurduson.ch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WTFRU</text:p>
          </table:table-cell>
          <table:table-cell table:style-name="ce9" office:value-type="string" calcext:value-type="string">
            <text:p><text:a xlink:href="http://wtfru.fr/category/musique/news/" xlink:type="simple">http://wtfru.fr/category/musique/news/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wtfru.fr/contact/" xlink:type="simple">http://wtfru.fr/contact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a superette</text:p>
          </table:table-cell>
          <table:table-cell table:style-name="ce9" office:value-type="string" calcext:value-type="string">
            <text:p><text:a xlink:href="http://la-superette.fr/category/tv-musique/" xlink:type="simple">http://la-superette.fr/category/tv-musique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info@la-superette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wist &amp; Sound</text:p>
          </table:table-cell>
          <table:table-cell table:style-name="ce9" office:value-type="string" calcext:value-type="string">
            <text:p><text:a xlink:href="http://twistandsound.com/category/critiques-dalbum/" xlink:type="simple">http://twistandsound.com/category/critiques-dalbu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twistandsound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nsequence of Sound</text:p>
          </table:table-cell>
          <table:table-cell table:style-name="ce9" office:value-type="string" calcext:value-type="string">
            <text:p><text:a xlink:href="http://consequenceofsound.net/#&amp;panel1-1" xlink:type="simple">http://consequenceofsound.net/#&amp;panel1-1</text:a></text:p>
          </table:table-cell>
          <table:table-cell table:style-name="ce5" office:value-type="string" calcext:value-type="string">
            <text:p>FR</text:p>
          </table:table-cell>
          <table:table-cell table:style-name="ce9" office:value-type="string" calcext:value-type="string">
            <text:p><text:a xlink:href="http://consequenceofsound.net/contact-us/" xlink:type="simple">http://consequenceofsound.net/contact-us/</text:a>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rowned in the sound</text:p>
          </table:table-cell>
          <table:table-cell table:style-name="ce9" office:value-type="string" calcext:value-type="string">
            <text:p><text:a xlink:href="http://drownedinsound.com/records" xlink:type="simple">http://drownedinsound.com/records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5" office:value-type="string" calcext:value-type="string">
            <text:p>andrzej@drownedinsound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TB</text:p>
          </table:table-cell>
          <table:table-cell table:style-name="ce9" office:value-type="string" calcext:value-type="string">
            <text:p><text:a xlink:href="http://www.rockaroundtheblog.com/" xlink:type="simple">http://www.rockaroundtheblog.com/</text:a></text:p>
          </table:table-cell>
          <table:table-cell table:style-name="ce5"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oggy (inviato)</text:p>
          </table:table-cell>
          <table:table-cell table:style-name="ce9" office:value-type="string" calcext:value-type="string">
            <text:p><text:a xlink:href="http://foggygirlsclub.blogspot.fr/" xlink:type="simple">http://foggygirlsclub.blogspot.fr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1" office:value-type="string" calcext:value-type="string">
            <text:p>foggyclub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Voxpop</text:p>
          </table:table-cell>
          <table:table-cell table:style-name="ce9" office:value-type="string" calcext:value-type="string">
            <text:p><text:a xlink:href="http://www.voxpopmag.com/" xlink:type="simple">http://www.voxpopmag.com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1" office:value-type="string" calcext:value-type="string">
            <text:p>contact@areyouloaded.com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Casbah Records (recensione)</text:p>
          </table:table-cell>
          <table:table-cell table:style-name="ce8"/>
          <table:table-cell table:style-name="ce5" office:value-type="string" calcext:value-type="string">
            <text:p>FR</text:p>
          </table:table-cell>
          <table:table-cell/>
          <table:table-cell table:style-name="ce22" office:value-type="string" calcext:value-type="string">
            <text:p>julien@casbah-records.com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Dig it (inviato)</text:p>
          </table:table-cell>
          <table:table-cell table:style-name="ce5"/>
          <table:table-cell table:style-name="ce5" office:value-type="string" calcext:value-type="string">
            <text:p>FR</text:p>
          </table:table-cell>
          <table:table-cell/>
          <table:table-cell table:style-name="ce23" office:value-type="string" calcext:value-type="string">
            <text:p>digitfanzine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oned Circus</text:p>
          </table:table-cell>
          <table:table-cell table:style-name="ce5"/>
          <table:table-cell table:style-name="ce5" office:value-type="string" calcext:value-type="string">
            <text:p>FR</text:p>
          </table:table-cell>
          <table:table-cell/>
          <table:table-cell table:style-name="ce24" office:value-type="string" calcext:value-type="string">
            <text:p>stoned.circus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anal B</text:p>
          </table:table-cell>
          <table:table-cell table:style-name="ce9" office:value-type="string" calcext:value-type="string">
            <text:p><text:a xlink:href="http://www.canalb.fr/emissions.php" xlink:type="simple">http://www.canalb.fr/emissions.php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4" office:value-type="string" calcext:value-type="string">
            <text:p>yann@canalb.f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owno</text:p>
          </table:table-cell>
          <table:table-cell table:style-name="ce9" office:value-type="string" calcext:value-type="string">
            <text:p><text:a xlink:href="http://www.mowno.com/qui-sommes-nous/" xlink:type="simple">http://www.mowno.com/qui-sommes-nous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5" office:value-type="string" calcext:value-type="string">
            <text:p>matthieu@mowno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odzik</text:p>
          </table:table-cell>
          <table:table-cell table:style-name="ce9" office:value-type="string" calcext:value-type="string">
            <text:p><text:a xlink:href="http://www.modzik.com/contact/" xlink:type="simple">http://www.modzik.com/contact/</text:a></text:p>
          </table:table-cell>
          <table:table-cell table:style-name="ce5" office:value-type="string" calcext:value-type="string">
            <text:p>FR</text:p>
          </table:table-cell>
          <table:table-cell/>
          <table:table-cell table:style-name="ce21" office:value-type="string" calcext:value-type="string">
            <text:p>joss@modzik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umdrum Hippies</text:p>
          </table:table-cell>
          <table:table-cell table:style-name="ce9" office:value-type="string" calcext:value-type="string">
            <text:p><text:a xlink:href="https://humdrumhippies.com" xlink:type="simple">https://humdrumhippies.com</text:a></text:p>
          </table:table-cell>
          <table:table-cell/>
          <table:table-cell table:style-name="ce5" office:value-type="string" calcext:value-type="string">
            <text:p>online muziek mixes</text:p>
          </table:table-cell>
          <table:table-cell table:style-name="ce26" office:value-type="string" calcext:value-type="string">
            <text:p>humdrumhippies@gmail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verb is For Lovers</text:p>
          </table:table-cell>
          <table:table-cell table:style-name="ce9" office:value-type="string" calcext:value-type="string">
            <text:p><text:a xlink:href="http://reverbisforlovers.com/" xlink:type="simple">http://reverbisforlovers.com/</text:a></text:p>
          </table:table-cell>
          <table:table-cell table:style-name="ce5" office:value-type="string" calcext:value-type="string">
            <text:p>DE</text:p>
          </table:table-cell>
          <table:table-cell/>
          <table:table-cell table:style-name="ce27" office:value-type="string" calcext:value-type="string">
            <text:p>team@reverbisforlovers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aw Journey Paris</text:p>
          </table:table-cell>
          <table:table-cell table:style-name="ce9" office:value-type="string" calcext:value-type="string">
            <text:p><text:a xlink:href="https://www.facebook.com/rawjourneyparis" xlink:type="simple">https://www.facebook.com/rawjourneyparis</text:a></text:p>
          </table:table-cell>
          <table:table-cell table:style-name="ce10" office:value-type="string" calcext:value-type="string">
            <text:p>FR</text:p>
          </table:table-cell>
          <table:table-cell table:style-name="ce5" office:value-type="string" calcext:value-type="string">
            <text:p>TOM TOM</text:p>
          </table:table-cell>
          <table:table-cell table:style-name="ce5" office:value-type="string" calcext:value-type="string">
            <text:p>contact@rawjourneyparis.com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rk Entries</text:p>
          </table:table-cell>
          <table:table-cell table:style-name="ce9" office:value-type="string" calcext:value-type="string">
            <text:p><text:a xlink:href="http://www.darkentries.be/" xlink:type="simple">http://www.darkentries.be/</text:a></text:p>
          </table:table-cell>
          <table:table-cell table:style-name="ce5" office:value-type="string" calcext:value-type="string">
            <text:p>BE</text:p>
          </table:table-cell>
          <table:table-cell/>
          <table:table-cell table:style-name="ce5" office:value-type="string" calcext:value-type="string">
            <text:p>contact@Darkentries.be</text:p>
          </table:table-cell>
          <table:table-cell table:number-columns-repeated="1019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Helvetica" svg:font-family="Helvetic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5" meta:object-count="0"/>
    <meta:generator>LibreOfficeDev/6.0.5.2$Linux_X86_64 LibreOffice_project/</meta:generator>
  </office:meta>
</office:document-meta>
</file>